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text-properties style:font-name="Helvetica" fo:font-size="20.0pt"/>
    </style:style>
    <style:style style:name="P2" style:family="paragraph" style:parent-style-name="Standard">
      <style:text-properties style:font-name="Helvetica" fo:font-size="13.0pt"/>
    </style:style>
    <style:style style:name="P3" style:family="paragraph" style:parent-style-name="Standard">
      <style:text-properties style:font-name="Helvetica" fo:font-size="12.0pt"/>
    </style:style>
    <style:style style:name="P4" style:family="paragraph" style:parent-style-name="Standard">
      <style:text-properties style:font-name="Helvetica" fo:font-size="18.0pt"/>
    </style:style>
    <style:style style:name="P5" style:family="paragraph" style:parent-style-name="Standard">
      <style:text-properties style:font-name="Helvetica" fo:font-size="16.0pt"/>
    </style:style>
    <style:style style:name="P6" style:family="paragraph" style:parent-style-name="Standard">
      <style:text-properties style:font-name="Helvetica" fo:font-size="14.0pt"/>
    </style:style>
    <style:style style:name="P7" style:family="paragraph" style:parent-style-name="Standard">
      <style:paragraph-properties fo:margin-top="0.1665in" fo:margin-bottom="0.0835in"/>
      <style:text-properties style:font-name="Helvetica" fo:font-size="14.0pt"/>
    </style:style>
    <style:style style:name="P8"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3.0pt"/>
    </style:style>
    <style:style style:name="P9" style:family="paragraph" style:parent-style-name="Standard">
      <style:paragraph-properties fo:margin-top="0.1660in" fo:margin-bottom="0.0833in"/>
      <style:text-properties style:font-name="Helvetica" fo:font-size="14.0pt"/>
    </style:style>
    <style:style style:name="P10" style:family="paragraph" style:parent-style-name="Standard">
      <style:paragraph-properties fo:margin-left="0.5000in" fo:text-indent="-0.5000in">
        <style:tab-stops>
          <style:tab-stop style:position="0.1528in"/>
          <style:tab-stop style:position="0.5000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2.0pt"/>
    </style:style>
    <style:style style:name="T1" style:family="text">
      <style:text-properties fo:font-weight="bold" fo:font-weight-asian="bold" fo:font-weight-complex="bold"/>
    </style:style>
    <style:style style:name="T2" style:family="text">
      <style:text-properties fo:font-size="13.0pt" fo:font-size-asian="13.0pt" fo:font-size-complex="13.0pt" fo:font-weight="bold" fo:font-weight-asian="bold" fo:font-weight-complex="bold"/>
    </style:style>
    <style:style style:name="T3" style:family="text">
      <style:text-properties fo:font-size="16.0pt" fo:font-size-asian="16.0pt" fo:font-size-complex="16.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EigenD Community Release Notes</text:span></text:p>
      <text:p text:style-name="P2"/>
      <text:p text:style-name="P2"><text:span text:style-name="T1">Release : 2.1.7-community</text:span></text:p>
      <text:p text:style-name="P3"><text:span text:style-name="T2">Download:</text:span><text:span text:style-name="T3"><text:s/></text:span><text:a xlink:type="simple" xlink:href="http://www.eigenlabs.com/downloads/releases">https://github.com/TheTechnobear/EigenD/releases</text:a></text:p>
      <text:p text:style-name="P3"/>
      <text:p text:style-name="P3"/>
      <text:p text:style-name="P4"><text:span text:style-name="T1">Important note: please read the installation notes included in this document</text:span></text:p>
      <text:p text:style-name="P3"/>
      <text:p text:style-name="P3"/>
      <text:p text:style-name="P3"/>
      <text:p text:style-name="P5"><text:span text:style-name="T1">1 – Introduction</text:span></text:p>
      <text:p text:style-name="P2"/>
      <text:p text:style-name="P3">This release is a community release of EigenD, originally forked from the Eigenlabs release.</text:p>
      <text:p text:style-name="P3">It is distributed and maintained on a purely voluntary basis, with no commercial support, and as should be taken ‘as is’.</text:p>
      <text:p text:style-name="P3">If you require a commercially supported product you are are directed to Eigenlabs for their releases (http://eigenlabs.com)</text:p>
      <text:p text:style-name="P3"/>
      <text:p text:style-name="P6"><text:span text:style-name="T1">Why use the community release?</text:span></text:p>
      <text:p text:style-name="P3">The community release is still under active development, in particular it is being updated due to new OS releases, and I fix bugs where I encounter them,</text:p>
      <text:p text:style-name="P3">long term I hope to get the software onto more current versions of the frameworks it uses.</text:p>
      <text:p text:style-name="P3"/>
      <text:p text:style-name="P3">major features of the community release over the eigenlabs stable release:</text:p>
      <text:p text:style-name="P3">- Support for Mac OS X 10.11+</text:p>
      <text:p text:style-name="P3">- Support for Linux</text:p>
      <text:p text:style-name="P3">- Support for 64 bit <text:s/>support for Mac and Linux</text:p>
      <text:p text:style-name="P3">- new / updated agents</text:p>
      <text:p text:style-name="P3"/>
      <text:p text:style-name="P6"><text:span text:style-name="T1">Caveats:</text:span></text:p>
      <text:p text:style-name="P3">The main caveat I have is, that whilst I compile and distribute for Windows, I do NOT actively use or test on it - so it should work (and I know musicians using t) , but no promises.</text:p>
      <text:p text:style-name="P2"/>
      <text:p text:style-name="P6"><text:span text:style-name="T1">Support</text:span></text:p>
      <text:p text:style-name="P2">I most actively monitor the google plus (G+) Eigenharp community, so please if you have questions post there:</text:p>
      <text:p text:style-name="P2"/>
      <text:p text:style-name="P2"><text:a xlink:type="simple" xlink:href="https://plus.google.com/communities/113007469663952313892">https://plus.google.com/communities/113007469663952313892</text:a></text:p>
      <text:p text:style-name="P2"/>
      <text:p text:style-name="P2">again, <text:s/>repeat this is volunteer basis for this build - <text:s/>its not the official support, which can only be found on the Eigenlabs forums (eigenlabs.com)</text:p>
      <text:p text:style-name="P2"/>
      <text:p text:style-name="P2"/>
      <text:p text:style-name="P2"/>
      <text:p text:style-name="P2">Enjoy </text:p>
      <text:p text:style-name="P2">Mark <text:s/>(aka TheTechnobear)</text:p>
      <text:p text:style-name="P2"/>
      <text:p text:style-name="P2"/>
      <text:p text:style-name="P5"><text:span text:style-name="T1">2 – Changes for this release</text:span></text:p>
      <text:p text:style-name="P7"><text:span text:style-name="T1">EigenD</text:span></text:p>
      <text:list text:style-name="L1">
        <text:list-item>
          <text:p text:style-name="P8">Upgraded Juce to 4.30</text:p>
        </text:list-item>
        <text:list-item>
          <text:p text:style-name="P8">Improved build</text:p>
        </text:list-item>
        <text:list-item>
          <text:p text:style-name="P8">Mac OS use /usr/local/pi/Python.framework (due to regression)</text:p>
        </text:list-item>
        <text:list-item>
          <text:p text:style-name="P8">Improved release notes covering installation , see below </text:p>
        </text:list-item>
      </text:list>
      <text:p text:style-name="P2"/>
      <text:p text:style-name="P7"><text:span text:style-name="T1">Workbench</text:span></text:p>
      <text:list text:style-name="L1">
        <text:list-item>
          <text:p text:style-name="P8">None</text:p>
        </text:list-item>
      </text:list>
      <text:p text:style-name="P7"><text:span text:style-name="T1">Stage</text:span></text:p>
      <text:list text:style-name="L1">
        <text:list-item>
          <text:p text:style-name="P8">None</text:p>
        </text:list-item>
      </text:list>
      <text:p text:style-name="P2"/>
      <text:p text:style-name="P9"><text:span text:style-name="T1">EigenBrowser &amp; Eigencommander</text:span></text:p>
      <text:list text:style-name="L1">
        <text:list-item>
          <text:p text:style-name="P8">None</text:p>
        </text:list-item>
      </text:list>
      <text:p text:style-name="P5"/>
      <text:p text:style-name="P5"><text:span text:style-name="T1">3 – Known issues</text:span></text:p>
      <text:list text:style-name="L1">
        <text:list-item>
          <text:p text:style-name="P8">Incorrect runtime, see installation notes</text:p>
        </text:list-item>
      </text:list>
      <text:p text:style-name="P5"/>
      <text:p text:style-name="P5"/>
      <text:p text:style-name="P5"><text:span text:style-name="T1">4 - Installation Notes</text:span></text:p>
      <text:p text:style-name="P3"/>
      <text:p text:style-name="P3">Unfortunately I do not have access to all the code required to rebuild the runtime used, this means some steps are now required to be taken manually.</text:p>
      <text:p text:style-name="P3">These notes are in addition to the normal installation notes for EigenD, so <text:span text:style-name="T1">read those first</text:span></text:p>
      <text:p text:style-name="P3"/>
      <text:p text:style-name="P3"/>
      <text:p text:style-name="P3"/>
      <text:p text:style-name="P5"><text:span text:style-name="T1">4.1 - Windows (32 bit only ) </text:span></text:p>
      <text:p text:style-name="P3"/>
      <text:p text:style-name="P3">the runtime will be installed in Program Files/EigenD Runtime 1.0.0, you must rename (or copy) this to Program Files/EigenD Runtime 1.0.1</text:p>
      <text:p text:style-name="P3"/>
      <text:p text:style-name="P3"/>
      <text:p text:style-name="P5"><text:span text:style-name="T1">4.2 - Mac OS X (32 bit) </text:span></text:p>
      <text:p text:style-name="P3"/>
      <text:p text:style-name="P3">Ensure you install <text:span text:style-name="T1">EigenD Runtime 1.0.1</text:span><text:s/>before installing EigenD</text:p>
      <text:p text:style-name="P3"/>
      <text:p text:style-name="P3">EigenD resources will currently not install correctly on Mac OS 10.11+</text:p>
      <text:p text:style-name="P3">if you require these then you need to disable SIP, install the resources then move them manually from /usr/pi to /usr/local/pi</text:p>
      <text:p text:style-name="P3"/>
      <text:p text:style-name="P3">32 bit only supports 32 bit plugins, there is no bridging and no plan to implement.</text:p>
      <text:p text:style-name="P5"/>
      <text:p text:style-name="P5"><text:span text:style-name="T1">4.3 - Mac OS X (64 bit) </text:span></text:p>
      <text:p text:style-name="P3"/>
      <text:p text:style-name="P3">this is considered <text:span text:style-name="T1">EXPERIMENTAL</text:span><text:s/></text:p>
      <text:p text:style-name="P3">this means EigenD, Workbench and Stage work, but EigenBrowser and EigenCommander do NOT… and there is no quick fix coming.</text:p>
      <text:p text:style-name="P3">if you required EigenBrowser/Commander use the 32 bit version.</text:p>
      <text:p text:style-name="P3"/>
      <text:p text:style-name="P3">64 bit only supports 64 bit plugins, there is no bridging and no plan to implement.</text:p>
      <text:p text:style-name="P3"/>
      <text:p text:style-name="P3">the main changes is that the Python supplied by Eigenlabs jn the runtime is 32 bit only, so we need to install a 64 bit version, note</text:p>
      <text:p text:style-name="P3"/>
      <text:p text:style-name="P3"/>
      <text:p text:style-name="P3">download Python 2.7.10 i386/x86_64, from python.org and install Python 2.7.10 (see notes for why)</text:p>
      <text:p text:style-name="P3">(do not try with 2.7.12 or 3.x... we want to test with the version EigenD has been using)</text:p>
      <text:p text:style-name="P3">Python 2.7.10 : <text:a xlink:type="simple" xlink:href="https://www.python.org/ftp/python/2.7.10/python-2.7.10-macosx10.6.pkg">https://www.python.org/ftp/python/2.7.10/python-2.7.10-macosx10.6.pkg</text:a></text:p>
      <text:p text:style-name="P3"/>
      <text:p text:style-name="P3">now we need to copy the python packages used by EigenD, so <text:s/>launch Terminal, then type (copy/paste :) ) the following:</text:p>
      <text:p text:style-name="P3"/>
      <text:list text:style-name="L1">
        <text:list-item>
          <text:p text:style-name="P10">cp -R /usr/local/pi/Python.framework/Versions/2.7/lib/python2.7/site-packages/* /Library/Frameworks/Python.framework/Versions/2.7/lib/python2.7/site-package<text:tab/></text:p>
        </text:list-item>
      </text:list>
      <text:p text:style-name="P3"/>
      <text:p text:style-name="P3">(replace /usr/local/pi for /usr/pi for Mac OSX prior to 10.11)</text:p>
      <text:p text:style-name="P3"/>
      <text:p text:style-name="P3">now you can install EigenD (x86_64)</text:p>
      <text:p text:style-name="P3"/>
      <text:p text:style-name="P3">when the Plugin scanner comes up, do a FULL SCAN... as you want to pick up your 64 bit plugins :)</text:p>
      <text:p text:style-name="P3"/>
      <text:p text:style-name="P5"/>
      <text:p text:style-name="P5"><text:span text:style-name="T1">4.4 - Linux (64 bit) <text:s/></text:span></text:p>
      <text:p text:style-name="P3"/>
      <text:p text:style-name="P3">sudo dpkg -i pi-eigend_2.1.7-community.deb</text:p>
      <text:p text:style-name="P3"/>
      <text:p text:style-name="P3">use linux_eigenD.sh to run</text:p>
      <text:p text:style-name="P3"/>
      <text:p text:style-name="P3">you will need to ensure a few things:</text:p>
      <text:p text:style-name="P3">- your user has ability to create real time threads… this is usually done by adding to the ‘audio group’ , </text:p>
      <text:p text:style-name="P3">- ensure your user has access to USB devices, as a hack you can do this using sudo chmod 666 /dev/bus/usb/*/* BUT the correct way is to create devices rules</text:p>
      <text:p text:style-name="P3"/>
      <text:p text:style-name="P3"/>
      <text:p text:style-name="P3">$ sudo cp data/69-eigenharp.rules /etc/udev/rules.d/</text:p>
      <text:p text:style-name="P3">$ sudo udevadm control --reload-rules</text:p>
      <text:p text:style-name="P3"/>
      <text:p text:style-name="P3">please note: Ive not double checked the rules, if you have an issue , please report on the G+ community</text:p>
      <text:p text:style-name="P3"/>
      <text:p text:style-name="P3"/>
      <text:p text:style-name="P3"/>
      <text:p text:style-name="P3">setups are stored in </text:p>
      <text:p text:style-name="P3">~/.Eigenlabs/2.1.7-community/Setups</text:p>
      <text:p text:style-name="P5"/>
      <text:p text:style-name="P5"><text:span text:style-name="T1">4.5 - Linux (ARM) </text:span></text:p>
      <text:p text:style-name="P3">Thanks to Kai Drange for contributing this.</text:p>
      <text:p text:style-name="P3"/>
      <text:p text:style-name="P3"/>
      <text:p text:style-name="P3"><text:span text:style-name="T1">INSTALLING PI OS ONTO SDCARD USING WINDOWS</text:span></text:p>
      <text:p text:style-name="P3"><text:span text:style-name="T1">(note: this is similar for Mac OS)</text:span></text:p>
      <text:p text:style-name="P3">Format SD card using SDFormatter (included in zip). Set FORMAT SIZE ADJUSTMENT (in options) to ON.</text:p>
      <text:p text:style-name="P3"/>
      <text:p text:style-name="P3">Install the included Win32DiskImager.</text:p>
      <text:p text:style-name="P3"/>
      <text:p text:style-name="P3">Unzip the raspuntu image.</text:p>
      <text:p text:style-name="P3"/>
      <text:p text:style-name="P3">Burn the raspuntu image by running Win32DiskImager as Administrator (right click icon and select run as admin).</text:p>
      <text:p text:style-name="P3"/>
      <text:p text:style-name="P3">Copy "eigend.desktop", "linux_eigend.sh" and the eigenpi .deb file to a memory stick.</text:p>
      <text:p text:style-name="P3"/>
      <text:p text:style-name="P3"><text:span text:style-name="T1">CONFIGURING THE OS</text:span></text:p>
      <text:p text:style-name="P3">On the Raspberry, insert the sd card, boot, and select user linaro, with linaro as password as well. You should see a graphical desktop at this point.</text:p>
      <text:p text:style-name="P3"/>
      <text:p text:style-name="P3">Note: for some reason my first sd card did not work. This OS would not start properly. The card was not faulty or anything, and some other OSes worked just fine. A recommended sd card was "Sandisk Extreme Pro 8GB", so I bought that instead and it worked as expected.</text:p>
      <text:p text:style-name="P3"/>
      <text:p text:style-name="P3">From this point on, I used xterm selected from the start menu as a terminal. So when I typed something, this is where I did so. Whenever I edited a text file I started that with admin rights from the terminal by typing "sudo leafpad".</text:p>
      <text:p text:style-name="P3"/>
      <text:p text:style-name="P3">If the desktop borders are outside your tv screen (mine were) open boot/config.txt. Remove the "#" before the overscan_left 16, right, etc to uncomment those lines. Save and reboot by clicking bottom right, select log off, and then back at the user logon screen select Quit -&gt; reboot.</text:p>
      <text:p text:style-name="P3"/>
      <text:p text:style-name="P3">To change keyboard layout, type "sudo dpkg-reconfigure keyboard-configuration" and go through the setup.</text:p>
      <text:p text:style-name="P3"/>
      <text:p text:style-name="P3">To autologin as linaro user, open /etc/lxdm/default.conf, uncomment the autologin line and set it to "autologin=linaro".</text:p>
      <text:p text:style-name="P3"/>
      <text:p text:style-name="P3"><text:span text:style-name="T1">INSTALLING EIGED </text:span></text:p>
      <text:p text:style-name="P3">Plug the memory stick into the Raspberry. You should get an error message you can ignore. To access the memory stick first create a new folder by typing "sudo mkdir /media/usb". Then mount it with "sudo mount /dev/sda1 /media/usb". This last line is worth remembering since you will need to to this again if you later want to mount your memory stick again. Your stick contents should now be available in /media/usb.</text:p>
      <text:p text:style-name="P3"/>
      <text:p text:style-name="P3">To install EigenPi, type "cd /media/usb" and then "sudo dpkg -i pi-eigend_2.1.7-community-raspberryPI2.deb". EigenD should now reside in /usr/pi/release-2.1.7-community</text:p>
      <text:p text:style-name="P3"/>
      <text:p text:style-name="P3"/>
      <text:p text:style-name="P3">Copy the startup script linux_eigend.sh to the EigenD folder by typing "sudo cp /media/usb/linux_eigend.sh /usr/pi/release-2.1.7-community</text:p>
      <text:p text:style-name="P3"/>
      <text:p text:style-name="P3">".</text:p>
      <text:p text:style-name="P3"/>
      <text:p text:style-name="P3">To make EigenD automatically run on startup, copy the eigend.desktop file to /etc/xdg/autostart in the same way.</text:p>
      <text:p text:style-name="P3"/>
      <text:p text:style-name="P3">Set some file access rights needed by EigenD by typing "sudo chmod 666 /dev/bus/usb/*/*". I also typed "sudo chmod 755 /usr/pi/release-2.1.7-community</text:p>
      <text:p text:style-name="P3"/>
      <text:p text:style-name="P3">/linux_eigend.sh", but I'm not sure if this is needed.</text:p>
      <text:p text:style-name="P3"/>
      <text:p text:style-name="P3">...and that should be it! The VST plugin scanning will hang, but still try to do it once so you won't be asked again. Cancel the big factory preset when it tries to load as it will crash. Select a small one as default instead.</text:p>
      <text:p text:style-name="P3"/>
      <text:p text:style-name="P3">User setups are stored at "/home/linaro/.Eigenlabs/2.1.7-community/Setups</text:p>
      <text:p text:style-name="P3"/>
      <text:p text:style-name="P3">" so I just copied mine there after first saving a blank one. Not sure if the user presets folder was already there or was created first time I saved a user setup. The ".Eigenlabs" folder is hidden, but you can still see it in the file manager if you set "view hidden files" or something similar. Selected midi devices were remembered from my PC setup, btw, so my midi setup worked right out of the box.</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